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Regular" svg:font-family="OpenSans-Regular, 'Open Sans', 'Open Sans', MS-Gothic"/>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344cm"/>
        </style:tab-stops>
      </style:paragraph-properties>
    </style:style>
    <style:style style:name="P2" style:family="paragraph" style:parent-style-name="Standard">
      <style:paragraph-properties fo:padding-left="0cm" fo:padding-right="0cm" fo:padding-top="0.035cm" fo:padding-bottom="0cm" fo:border-left="none" fo:border-right="none" fo:border-top="0.018cm solid #00000a" fo:border-bottom="none"/>
    </style:style>
    <style:style style:name="P3" style:family="paragraph" style:parent-style-name="Standard">
      <style:paragraph-properties fo:break-before="page" fo:padding-left="0cm" fo:padding-right="0cm" fo:padding-top="0.035cm" fo:padding-bottom="0cm" fo:border-left="none" fo:border-right="none" fo:border-top="0.018cm solid #00000a" fo:border-bottom="none"/>
    </style:style>
    <style:style style:name="P4" style:family="paragraph" style:parent-style-name="List_20_Paragraph" style:list-style-name="WWNum1"/>
    <style:style style:name="P5" style:family="paragraph" style:parent-style-name="Preformatted_20_Text">
      <style:paragraph-properties style:line-height-at-least="0.714cm" fo:text-align="start" style:justify-single-word="false" fo:orphans="2" fo:widows="2"/>
      <style:text-properties fo:letter-spacing="normal"/>
    </style:style>
    <style:style style:name="P6" style:family="paragraph" style:parent-style-name="Preformatted_20_Text">
      <style:paragraph-properties fo:margin-top="0cm" fo:margin-bottom="0.499cm" style:line-height-at-least="0.714cm" fo:text-align="start" style:justify-single-word="false" fo:orphans="2" fo:widows="2"/>
      <style:text-properties fo:letter-spacing="normal"/>
    </style:style>
    <style:style style:name="T1" style:family="text">
      <style:text-properties fo:font-weight="bold" style:font-weight-asian="bold"/>
    </style:style>
    <style:style style:name="T2" style:family="text">
      <style:text-properties fo:color="#4f6886" style:text-line-through-style="none" style:font-name="OpenSans-Regular" fo:font-size="15pt" style:text-underline-style="none" fo:font-weight="normal" style:text-blinking="false"/>
    </style:style>
    <style:style style:name="T3" style:family="text">
      <style:text-properties fo:color="#4f6886" style:text-line-through-style="none" style:font-name="OpenSans-Regular" fo:font-size="15pt" fo:letter-spacing="normal" style:text-underline-style="none" fo:font-weight="normal" style:text-blinking="false"/>
    </style:style>
    <style:style style:name="T4" style:family="text">
      <style:text-properties fo:color="#4f6886" style:font-name="OpenSans-Regular" fo:font-size="15pt" style:text-underline-style="solid" style:text-underline-width="auto" style:text-underline-color="font-color" fo:font-weight="normal"/>
    </style:style>
    <style:style style:name="T5" style:family="text">
      <style:text-properties fo:color="#4f6886" style:font-name="OpenSans-Regular" fo:font-size="15pt" fo:letter-spacing="normal" style:text-underline-style="solid" style:text-underline-width="auto" style:text-underline-color="font-color" fo:font-weight="normal"/>
    </style:style>
    <style:style style:name="T6" style:family="text">
      <style:text-properties fo:color="#4f6886" style:font-name="OpenSans-Regular" fo:font-size="15pt" fo:letter-spacing="normal" fo:font-weight="normal"/>
    </style:style>
    <style:style style:name="T7" style:family="text">
      <style:text-properties fo:color="#4f6886" fo:letter-spacing="normal"/>
    </style:style>
    <style:style style:name="T8" style:family="text">
      <style:text-properties fo:color="#4f6886" fo:letter-spacing="normal" style:text-underline-style="solid" style:text-underline-width="auto" style:text-underline-color="font-color"/>
    </style:style>
    <style:style style:name="T9" style:family="text">
      <style:text-properties fo:color="#4f6886" fo:font-size="15pt" fo:letter-spacing="normal"/>
    </style:style>
    <style:style style:name="T10" style:family="text">
      <style:text-properties fo:color="#4f6886" fo:font-size="15pt" fo:letter-spacing="normal" style:text-underline-style="solid" style:text-underline-width="auto" style:text-underline-color="font-color"/>
    </style:style>
    <style:style style:name="T1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uivre l’actualité]</text:span></text:p>
      <text:p text:style-name="Standard"/>
      <text:p text:style-name="P1">Un des nombreux avantages d’internet, c’est cette source d’information inépuisable et l’accès à l’actualité en temps réel. </text:p>
      <text:p text:style-name="P1"/>
      <text:p text:style-name="P1">Si vous n’avez pas l’habitude de chercher de l’actualité sur internet, commencer par la rubrique « actualités » de Google plutôt que la recherche globale. </text:p>
      <text:p text:style-name="P1"/>
      <text:p text:style-name="P1">Il est conseillé de rester le plus possible sur les sites de vos journaux et magazines préférés. Ils contiennent des publicités mais elles sont normalement officielles et vous n’aurez pas de souci si vous cliquez dessus par inadvertance. <text:line-break/><text:bookmark text:name="attr-8e8d64b5-1534-496b-b061-404f6722962c"/><text:span text:style-name="T5">Voici</text:span><text:bookmark text:name="attr-e87f687f-fe6b-4a1a-8bd5-7c2fffc53458"/><text:span text:style-name="T8"> </text:span><text:bookmark text:name="attr-f1c0d222-5520-4f92-b5b3-e4e61d26d22c"/><text:span text:style-name="T10">la liste des journaux belges en ligne</text:span><text:bookmark text:name="attr-b881e954-3fae-482e-a2e0-e659f2ba6221"/><text:span text:style-name="T5">.</text:span><text:span text:style-name="T11"> </text:span></text:p>
      <text:p text:style-name="P1"/>
      <text:p text:style-name="P1">Attention aux articles accrocheurs ! </text:p>
      <text:p text:style-name="P1">Comme à la caisse du supermarché ou à la librairie, vous avez des magazines aux couvertures accrocheuses et lorsque vous feuilletez, il n’y a pas tant d’information et vous avez perdu du temps (et parfois de l’argent). Il existe ce genre d’articles sur internet qui renvoie vers d’autres sites et vous éloigne de votre but premier de vous informer sur des sujets sérieux et officiels. De plus, ces sites sont moins sécurisés et peuvent vous emmener vers d’autres sites plus risqués. </text:p>
      <text:p text:style-name="P1"/>
      <text:p text:style-name="P1"><text:a xlink:type="simple" xlink:href="http://www.touslesjournaux.com/journaux_belgique.php" text:style-name="Internet_20_link" text:visited-style-name="Visited_20_Internet_20_Link">http://www.touslesjournaux.com/journaux_belgique.php</text:a> </text:p>
      <text:p text:style-name="P1"/>
      <text:p text:style-name="P1"/>
      <text:p text:style-name="P1"/>
      <text:p text:style-name="P1"/>
      <text:p text:style-name="P1"/>
      <text:p text:style-name="P1"/>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Regular" svg:font-family="OpenSans-Regular, 'Open Sans', 'Open Sans', MS-Gothic"/>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alibri" style:language-asian="en" style:country-asian="US" style:font-name-complex="F"/>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ine Larmuseau</meta:initial-creator>
    <meta:creation-date>2020-04-04T17:34:59.63</meta:creation-date>
    <dc:date>2020-04-04T17:38:22.87</dc:date>
    <dc:creator>Carine Larmuseau</dc:creator>
    <meta:editing-duration>PT3M22S</meta:editing-duration>
    <meta:editing-cycles>2</meta:editing-cycles>
    <meta:generator>OpenOffice/4.1.7$Win32 OpenOffice.org_project/417m1$Build-9800</meta:generator>
    <meta:document-statistic meta:table-count="0" meta:image-count="0" meta:object-count="0" meta:page-count="1" meta:paragraph-count="7" meta:word-count="177" meta:character-count="1154"/>
  </office:meta>
</office:document-meta>
</file>